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officeooo:rsid="0018ccfd" officeooo:paragraph-rsid="0018ccfd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3pt" officeooo:rsid="0018ccfd" officeooo:paragraph-rsid="001b513c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officeooo:rsid="00147be1" officeooo:paragraph-rsid="00147be1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officeooo:rsid="001cf2a7" officeooo:paragraph-rsid="001cf2a7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3pt" officeooo:rsid="001cf2a7" officeooo:paragraph-rsid="001e8266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13pt" officeooo:rsid="0018ccfd" officeooo:paragraph-rsid="0018ccfd" style:font-size-asian="13pt" style:font-size-complex="13pt"/>
    </style:style>
    <style:style style:name="T1" style:family="text">
      <style:text-properties officeooo:rsid="001b513c"/>
    </style:style>
    <style:style style:name="T2" style:family="text">
      <style:text-properties officeooo:rsid="001d7fdf"/>
    </style:style>
    <style:style style:name="T3" style:family="text">
      <style:text-properties officeooo:rsid="001e8266"/>
    </style:style>
    <style:style style:name="T4" style:family="text">
      <style:text-properties officeooo:rsid="0024be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 Queries<text:span text:style-name="T4">1</text:span>: </text:p>
      <text:p text:style-name="P3"/>
      <text:p text:style-name="P1">Create Table:</text:p>
      <text:p text:style-name="P3"/>
      <text:p text:style-name="P3">CREATE TABLE users(id int NOT NULL AUTO_INCREMENT PRIMARY KEY, name varchar(255), email varchar(255));</text:p>
      <text:p text:style-name="P3"/>
      <text:p text:style-name="P3"><text:tab/>CREATE TABLE auths(id int NOT NULL AUTO_INCREMENT PRIMARY KEY, phone_no varchar(255), user_id int, FOREIGN key(user_id) REFERENCES users(id));</text:p>
      <text:p text:style-name="P3"/>
      <text:p text:style-name="P3">CREATE TABLE posts(id int NOT NULL AUTO_INCREMENT PRIMARY KEY, post_title varchar(255), image_link varchar(255), user_id int, FOREIGN KEY(user_id) REFERENCES users(id));</text:p>
      <text:p text:style-name="P3"/>
      <text:p text:style-name="P3"/>
      <text:p text:style-name="P1">Insert Table: users</text:p>
      <text:p text:style-name="P1"/>
      <text:p text:style-name="P1">INSERT INTO users(name, email) VALUES ('Rahul', 'rahul@gmail.com'),('Rohit', 'rohit@gmail.com'),('Raman', 'raman@gmail.com'),('Rishu', 'rishu@gmail.com');</text:p>
      <text:p text:style-name="P1"/>
      <text:p text:style-name="P2">Insert Table: <text:span text:style-name="T1">auths</text:span></text:p>
      <text:p text:style-name="P2"/>
      <text:p text:style-name="P1">INSERT INTO auths(phone_no, user_id) VALUES (12345678, 1),(12345674, 2),(12345675, 3),(12345676, 4);</text:p>
      <text:p text:style-name="P1"/>
      <text:p text:style-name="P1"/>
      <text:p text:style-name="P4">Create Trigger: <text:span text:style-name="T2">Auto fill in </text:span><text:span text:style-name="T3">a</text:span><text:span text:style-name="T2">uth</text:span><text:span text:style-name="T3">s</text:span><text:span text:style-name="T2"> Table</text:span></text:p>
      <text:p text:style-name="P4"/>
      <text:p text:style-name="P1">CREATE TRIGGER auto_auth_fill</text:p>
      <text:p text:style-name="P1">AFTER INSERT ON users</text:p>
      <text:p text:style-name="P1">FOR EACH ROW</text:p>
      <text:p text:style-name="P1">INSERT INTO auths (user_id) VALUES(NEW.id);</text:p>
      <text:p text:style-name="P1"/>
      <text:p text:style-name="P5">Create Trigger: <text:span text:style-name="T2">Auto fill in </text:span><text:span text:style-name="T3">posts</text:span><text:span text:style-name="T2"> Table</text:span></text:p>
      <text:p text:style-name="P5"/>
      <text:p text:style-name="P1">CREATE TRIGGER auto_post_fill</text:p>
      <text:p text:style-name="P1">AFTER INSERT ON users</text:p>
      <text:p text:style-name="P1">FOR EACH ROW</text:p>
      <text:p text:style-name="P1">INSERT INTO posts(user_id) VALUES(NEW.id)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4T11:10:47.767782584</meta:creation-date>
    <dc:date>2022-07-07T18:23:35.546792390</dc:date>
    <meta:editing-duration>PT9H53M27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22" meta:character-count="1022" meta:non-whitespace-character-count="917"/>
  </office:meta>
</office:document-meta>
</file>